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3.getReply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P3.POP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P3.sendCommand( String command , String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OP3.removeProtocolCommandistener( ProtocolComman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.getReply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P3.getAdditionalRepl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P3.sendCommand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.addProtocolCommandListener( ProtocolComman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OP3.sendCommand( int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P3.sendCommand( int command , String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.setState( in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.__getRepl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P3._connectAction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P3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